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146d" officeooo:paragraph-rsid="000d14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d146d" officeooo:paragraph-rsid="000d146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d146d" officeooo:paragraph-rsid="000d146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146d" officeooo:paragraph-rsid="000d146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0d146d" officeooo:paragraph-rsid="000d146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15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ingles basico A2:advervios y sustantivos</text:p>
      <text:p text:style-name="P1"/>
      <text:p text:style-name="P2"><text:span text:style-name="T2">“What”</text:span> se utiliza para formular una pregunta con múltiples respuestas. Por ejemplo: “What’s your favorite color?”.</text:p>
      <text:p text:style-name="P2"/>
      <text:p text:style-name="P2"><text:span text:style-name="T2">“Which”</text:span> se utiliza para formular una pregunta con limitadas respuestas o de acuerdo a un contexto dado. Por ejemplo: “Which color do you prefer, blue or red?”.</text:p>
      <text:p text:style-name="P2"/>
      <text:p text:style-name="P2">Ejemplos usando “what” y “which”</text:p>
      <text:p text:style-name="P2">What’s your favorite color?</text:p>
      <text:p text:style-name="P2">My favorite color is green.</text:p>
      <text:p text:style-name="P2"/>
      <text:p text:style-name="P2">What kind of music do you like?</text:p>
      <text:p text:style-name="P2">I like rock music!</text:p>
      <text:p text:style-name="P2"/>
      <text:p text:style-name="P2">Which pair of jeans do you want?</text:p>
      <text:p text:style-name="P2">I want the dark blue ones.</text:p>
      <text:p text:style-name="P2"/>
      <text:p text:style-name="P2">Which kind of food do you prefer, Japanese or Italian?</text:p>
      <text:p text:style-name="P2">I prefer the Japanese food.</text:p>
      <text:p text:style-name="P2"/>
      <text:p text:style-name="P2">Practiquemos el uso de “what” and “which”</text:p>
      <text:p text:style-name="P2">Escoge la opción correcta entre “What” o “Which”.</text:p>
      <text:p text:style-name="P2"/>
      <text:p text:style-name="P2">____ are your favorite free time activities?</text:p>
      <text:p text:style-name="P2">____ TV do you like better, the new one or the old one?</text:p>
      <text:p text:style-name="P2">A: I love rock music!</text:p>
      <text:p text:style-name="P2">B: Really? ____ is your favorite band from the 80’s?</text:p>
      <text:p text:style-name="P2">____ is the weather like today?</text:p>
      <text:p text:style-name="P2">____ motorcycle is faster, the right one or the left one?</text:p>
      <text:p text:style-name="P2">Respuestas</text:p>
      <text:p text:style-name="P2">What</text:p>
      <text:p text:style-name="P2">Which</text:p>
      <text:p text:style-name="P2">Which</text:p>
      <text:p text:style-name="P2">What</text:p>
      <text:p text:style-name="P2">Which</text:p>
      <text:p text:style-name="P2"/>
      <text:p text:style-name="P2"><text:span text:style-name="T2">“Whose” </text:span>es utilizado para preguntar sobre a quién pertenece algo. Se debe tener en cuenta cuando la pregunta está en singular o plural.</text:p>
      <text:p text:style-name="P2"/>
      <text:p text:style-name="P2">Forma singular usando “is”</text:p>
      <text:p text:style-name="P2">Whose computer is it?</text:p>
      <text:p text:style-name="P2">It’s Jack’s computer.</text:p>
      <text:p text:style-name="P2">Forma plural usando “are”</text:p>
      <text:p text:style-name="P2">Whose shoes are they?</text:p>
      <text:p text:style-name="P2">They’re Sara’s shoes.</text:p>
      <text:p text:style-name="P2">Practiquemos el uso de “whose”</text:p>
      <text:p text:style-name="P2">Organiza las palabras para crear una pregunta.</text:p>
      <text:p text:style-name="P2"/>
      <text:p text:style-name="P2">are / of / they? / pair / jeans / Whose</text:p>
      <text:p text:style-name="P2">is / Whose / it? / book</text:p>
      <text:p text:style-name="P2">they? / Whose / headphones / orange / are</text:p>
      <text:p text:style-name="P2"><text:soft-page-break/>car / Whose / is / it? / toy</text:p>
      <text:p text:style-name="P2">Respuestas</text:p>
      <text:p text:style-name="P2">Whose pair of jeans are they?</text:p>
      <text:p text:style-name="P2">Whose book is it?</text:p>
      <text:p text:style-name="P2">Whose orange headphones are they?</text:p>
      <text:p text:style-name="P2">Whose toy car is it?</text:p>
      <text:p text:style-name="P2"/>
      <text:p text:style-name="P4">Verbos de percepción.</text:p>
      <text:p text:style-name="P2">Los verbos de percepción son verbos relacionados con experiencias de los sentidos humanos (tacto, vista, oído, olfato y gusto).</text:p>
      <text:p text:style-name="P2"/>
      <text:p text:style-name="P2">Tacto (Touch)</text:p>
      <text:p text:style-name="P2">Verbo: touch</text:p>
      <text:p text:style-name="P2"/>
      <text:p text:style-name="P2">He can touch the grass.</text:p>
      <text:p text:style-name="P2">Vista (Sight)</text:p>
      <text:p text:style-name="P2">Verbos: see; look at; watch</text:p>
      <text:p text:style-name="P2"/>
      <text:p text:style-name="P2">She can see the sky.</text:p>
      <text:p text:style-name="P2">Escucha (Hearing)</text:p>
      <text:p text:style-name="P2">Verbos: hear; listen to</text:p>
      <text:p text:style-name="P2"/>
      <text:p text:style-name="P2">He can listen to the music.</text:p>
      <text:p text:style-name="P2">Olfato (Smell)</text:p>
      <text:p text:style-name="P2">Verbo: smell</text:p>
      <text:p text:style-name="P2"/>
      <text:p text:style-name="P2">She can smell the flower.</text:p>
      <text:p text:style-name="P2">Gusto (Taste)</text:p>
      <text:p text:style-name="P2">Verbo: taste</text:p>
      <text:p text:style-name="P2"/>
      <text:p text:style-name="P2">She can taste the cream.</text:p>
      <text:p text:style-name="P2">Cuándo usar “can” y “can’t”</text:p>
      <text:p text:style-name="P2">Se usa para hablar acerca de la habilidad de hacer algo en el presente.</text:p>
      <text:p text:style-name="P2"/>
      <text:p text:style-name="P2">Practiquemos los verbos de percepción usando “can” o “can’t”</text:p>
      <text:p text:style-name="P2">Observa la manera que se responde a las preguntas usando “can” o “can’t” y los verbos de percepción.</text:p>
      <text:p text:style-name="P2"/>
      <text:p text:style-name="P2">Can you see that red car?</text:p>
      <text:p text:style-name="P2">Yes, I can see it.</text:p>
      <text:p text:style-name="P2">No, I can’t see it.</text:p>
      <text:p text:style-name="P2"/>
      <text:p text:style-name="P2">Can the hear the music?</text:p>
      <text:p text:style-name="P2">Yes, they can hear it.</text:p>
      <text:p text:style-name="P2">No, they can’t hear it.</text:p>
      <text:p text:style-name="P2"/>
      <text:p text:style-name="P2">Can we smell that bread?</text:p>
      <text:p text:style-name="P2">Yes, we can smell it.</text:p>
      <text:p text:style-name="P2">No, we can’t smell it.</text:p>
      <text:p text:style-name="P2"/>
      <text:p text:style-name="P2">Can he touch the water?</text:p>
      <text:p text:style-name="P2">Yes, he can touch it.</text:p>
      <text:p text:style-name="P2"><text:soft-page-break/>No, he can’t touch it.</text:p>
      <text:p text:style-name="P2"/>
      <text:p text:style-name="P2">Can she taste the coffee?</text:p>
      <text:p text:style-name="P2">Yes, she can taste it.</text:p>
      <text:p text:style-name="P2">No, she can’t taste it.</text:p>
      <text:p text:style-name="P2"/>
      <text:p text:style-name="P2"/>
      <text:p text:style-name="P5"><text:s/>Ejercicio alternativo de reading</text:p>
      <text:p text:style-name="P2">Lee el texto y contesta las preguntas según corresponda. No mires las respuestas antes de terminar. ¡Comparte tu trabajo en la sección de aportes!</text:p>
      <text:p text:style-name="P2"/>
      <text:p text:style-name="P2">What are you going to do?</text:p>
      <text:p text:style-name="P2">Mark: What’s up Lucy? Ready for the holidays next month?</text:p>
      <text:p text:style-name="P2">Lucy: Definitely! I am going to go camping in the mountains where I will probably hike around. I just can’t wait! What are you going to do?</text:p>
      <text:p text:style-name="P2">Mark: I’m going to relax at the beach. Last year, I went to a Caribbean island and I loved it! This time I’ll go snorkeling and fishing.</text:p>
      <text:p text:style-name="P2">Lucy: Cool! Sounds like fun! Are you going to go partying?</text:p>
      <text:p text:style-name="P2">Mark: You bet! Hey, it’s almost lunch time. I’m starving today. Will you eat here?</text:p>
      <text:p text:style-name="P2">Lucy: No, I’ll eat out. Will you join me?</text:p>
      <text:p text:style-name="P2">Mark: Sure! Let’s go to a nice restaurant! My treat!</text:p>
      <text:p text:style-name="P2"/>
      <text:p text:style-name="P2">Preguntas</text:p>
      <text:p text:style-name="P2">What’s Lucy going to do on her next vacations?</text:p>
      <text:p text:style-name="P2">Where are Lucy and Mark going to have lunch?</text:p>
      <text:p text:style-name="P2">Respuestas</text:p>
      <text:p text:style-name="P2">Lucy is going to hiring and camping in the mountains.</text:p>
      <text:p text:style-name="P2">They are going to have lunch at a nice restaurant</text:p>
      <text:p text:style-name="P2"/>
      <text:p text:style-name="P2"/>
      <text:p text:style-name="P2">Vocabulary: Leisure activities <text:span text:style-name="T3">HACER ESTA CLA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4T20:48:16.144000000</meta:creation-date>
    <dc:date>2022-07-04T21:32:00.644000000</dc:date>
    <meta:editing-duration>PT43M2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97" meta:word-count="673" meta:character-count="3602" meta:non-whitespace-character-count="3025"/>
  </office:meta>
</office:document-meta>
</file>